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writing-mode-automatic="false"/>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text:span><text:soft-page-break/><text:span text:style-name="T1">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oft-page-break/><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text:span><text:soft-page-break/><text:span text:style-name="T54">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text:span><text:soft-page-break/><text:span text:style-name="T85">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text:span><text:soft-page-break/><text:span text:style-name="T118">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text:span><text:soft-page-break/><text:span text:style-name="T139">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text:soft-page-break/>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text:soft-page-break/>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text:soft-page-break/>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text:span text:style-name="T249"><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0" text:note-class="footnote"><text:note-citation>76</text:note-citation><text:note-body><text:p text:style-name="P38">Ex. 3,5.</text:p></text:note-body></text:note></text:span><text:span text:style-name="T249">.</text:span></text:p>
      <text:p text:style-name="amh_5f_paragraphe"><text:span text:style-name="T116"><text:s/></text:span><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domini dici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true"/>
    </style:style>
    <style:style style:name="amh_5f_ancre_5f_index_5f_locorum" style:display-name="amh_ancre_index_locorum" style:family="text" style:parent-style-name="amh_5f_ancre_5f_base">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tru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13</text:page-number><text:bookmark-end text:name="PageNumWizard_FOOTER_Style de page par défaut13"/></text:p>
      </style:footer>
      <style:footer-left>
        <text:p text:style-name="MP2"><text:bookmark-start text:name="PageNumWizard_FOOTER_Style de page par défaut14"/><text:page-number text:select-page="current">1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13T12:26:34.912218100</dc:date>
    <dc:creator>Alexandre Moret Houplon</dc:creator>
    <meta:editing-duration>P2DT13H11M18S</meta:editing-duration>
    <meta:editing-cycles>280</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16" meta:paragraph-count="112" meta:word-count="4733" meta:character-count="33384" meta:non-whitespace-character-count="28751"/>
  </office:meta>
</office:document-meta>
</file>